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/>
    <style:style style:name="ce2" style:family="table-cell" style:parent-style-name="Default" style:data-style-name="N100"/>
    <style:style style:name="ce3" style:family="table-cell" style:parent-style-name="Default" style:data-style-name="N50"/>
  </office:automatic-styles>
  <office:body>
    <office:spreadsheet>
      <table:calculation-settings table:automatic-find-labels="false"/>
      <table:table table:name="borne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10-06" calcext:value-type="date">
            <text:p>2018-10-06</text:p>
          </table:table-cell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10-07" calcext:value-type="date">
            <text:p>2018-10-07</text:p>
          </table:table-cell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8-10-08" calcext:value-type="date">
            <text:p>2018-10-08</text:p>
          </table:table-cell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8-10-09" calcext:value-type="date">
            <text:p>2018-10-09</text:p>
          </table:table-cell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8-10-10" calcext:value-type="date">
            <text:p>2018-10-10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8-10-11" calcext:value-type="date">
            <text:p>2018-10-11</text:p>
          </table:table-cell>
          <table:table-cell office:value-type="date" office:date-value="2019-05-05" calcext:value-type="date">
            <text:p>2019-05-0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8-10-12" calcext:value-type="date">
            <text:p>2018-10-12</text:p>
          </table:table-cell>
          <table:table-cell office:value-type="date" office:date-value="2019-05-06" calcext:value-type="date">
            <text:p>2019-05-0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8-10-13" calcext:value-type="date">
            <text:p>2018-10-13</text:p>
          </table:table-cell>
          <table:table-cell office:value-type="date" office:date-value="2019-05-07" calcext:value-type="date">
            <text:p>2019-05-0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7-10-14" calcext:value-type="date">
            <text:p>2017-10-14</text:p>
          </table:table-cell>
          <table:table-cell office:value-type="date" office:date-value="2018-06-06" calcext:value-type="date">
            <text:p>2018-06-0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7-10-15" calcext:value-type="date">
            <text:p>2017-10-15</text:p>
          </table:table-cell>
          <table:table-cell office:value-type="date" office:date-value="2018-06-07" calcext:value-type="date">
            <text:p>2018-06-0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7-10-16" calcext:value-type="date">
            <text:p>2017-10-16</text:p>
          </table:table-cell>
          <table:table-cell office:value-type="date" office:date-value="2018-06-08" calcext:value-type="date">
            <text:p>2018-06-0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7-10-17" calcext:value-type="date">
            <text:p>2017-10-17</text:p>
          </table:table-cell>
          <table:table-cell office:value-type="date" office:date-value="2018-06-09" calcext:value-type="date">
            <text:p>2018-06-0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7-10-18" calcext:value-type="date">
            <text:p>2017-10-18</text:p>
          </table:table-cell>
          <table:table-cell office:value-type="date" office:date-value="2018-06-10" calcext:value-type="date">
            <text:p>2018-06-1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7-10-19" calcext:value-type="date">
            <text:p>2017-10-19</text:p>
          </table:table-cell>
          <table:table-cell office:value-type="date" office:date-value="2018-06-11" calcext:value-type="date">
            <text:p>2018-06-1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7-10-20" calcext:value-type="date">
            <text:p>2017-10-20</text:p>
          </table:table-cell>
          <table:table-cell office:value-type="date" office:date-value="2018-06-12" calcext:value-type="date">
            <text:p>2018-06-1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8-10-08" calcext:value-type="date">
            <text:p>2018-10-08</text:p>
          </table:table-cell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8-10-09" calcext:value-type="date">
            <text:p>2018-10-09</text:p>
          </table:table-cell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8-10-10" calcext:value-type="date">
            <text:p>2018-10-10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8-10-11" calcext:value-type="date">
            <text:p>2018-10-11</text:p>
          </table:table-cell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8-10-12" calcext:value-type="date">
            <text:p>2018-10-12</text:p>
          </table:table-cell>
          <table:table-cell office:value-type="date" office:date-value="2019-05-06" calcext:value-type="date">
            <text:p>2019-05-0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8-10-13" calcext:value-type="date">
            <text:p>2018-10-13</text:p>
          </table:table-cell>
          <table:table-cell office:value-type="date" office:date-value="2019-05-07" calcext:value-type="date">
            <text:p>2019-05-0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8-10-14" calcext:value-type="date">
            <text:p>2018-10-14</text:p>
          </table:table-cell>
          <table:table-cell office:value-type="date" office:date-value="2019-05-08" calcext:value-type="date">
            <text:p>2019-05-0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7-10-15" calcext:value-type="date">
            <text:p>2017-10-15</text:p>
          </table:table-cell>
          <table:table-cell office:value-type="date" office:date-value="2018-06-07" calcext:value-type="date">
            <text:p>2018-06-0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8-10-08" calcext:value-type="date">
            <text:p>2018-10-08</text:p>
          </table:table-cell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</table:table>
      <table:table table:name="stati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 Boulevard de la libération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14.123545121</text:p>
          </table:table-cell>
          <table:table-cell office:value-type="string" calcext:value-type="string">
            <text:p>21 .289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 Avenue Jean Jaures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14.123545122</text:p>
          </table:table-cell>
          <table:table-cell office:value-type="string" calcext:value-type="string">
            <text:p>21 .2899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 Avenue des tilleuls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14.123545123</text:p>
          </table:table-cell>
          <table:table-cell office:value-type="string" calcext:value-type="string">
            <text:p>21 .2899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 rue des Tanneries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14.123545124</text:p>
          </table:table-cell>
          <table:table-cell office:value-type="string" calcext:value-type="string">
            <text:p>21 .2899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 rue Villars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14.123545125</text:p>
          </table:table-cell>
          <table:table-cell office:value-type="string" calcext:value-type="string">
            <text:p>21 .2899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min du Beal</text:p>
          </table:table-cell>
          <table:table-cell office:value-type="string" calcext:value-type="string">
            <text:p>05400</text:p>
          </table:table-cell>
          <table:table-cell office:value-type="string" calcext:value-type="string">
            <text:p>Veynes</text:p>
          </table:table-cell>
          <table:table-cell office:value-type="string" calcext:value-type="string">
            <text:p>14.123545126</text:p>
          </table:table-cell>
          <table:table-cell office:value-type="string" calcext:value-type="string">
            <text:p>21 .289928</text:p>
          </table:table-cell>
        </table:table-row>
      </table:table>
      <table:table table:name="possede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</table:table>
      <table:table table:name="rechargement" table:style-name="ta1">
        <table:table-column table:style-name="co1" table:number-columns-repeated="3" table:default-cell-style-name="Default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Default"/>
        <table:table-row table:style-name="ro1">
          <table:table-cell office:value-type="float" office:value="12121" calcext:value-type="float">
            <text:p>12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9-01-01T10:10:10" calcext:value-type="date">
            <text:p>01/01/19 10:10</text:p>
          </table:table-cell>
          <table:table-cell office:value-type="date" office:date-value="2019-01-01T11:11:10" calcext:value-type="date">
            <text:p>01/01/19 11: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2" calcext:value-type="float">
            <text:p>12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2T10:10:10" calcext:value-type="date">
            <text:p>02/01/19 10:10</text:p>
          </table:table-cell>
          <table:table-cell office:value-type="date" office:date-value="2019-01-02T11:11:10" calcext:value-type="date">
            <text:p>02/01/19 11: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3" calcext:value-type="float">
            <text:p>121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3T10:10:10" calcext:value-type="date">
            <text:p>03/01/19 10:10</text:p>
          </table:table-cell>
          <table:table-cell office:value-type="date" office:date-value="2019-01-03T11:11:10" calcext:value-type="date">
            <text:p>03/01/19 11: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4" calcext:value-type="float">
            <text:p>121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4T10:10:10" calcext:value-type="date">
            <text:p>04/01/19 10:10</text:p>
          </table:table-cell>
          <table:table-cell office:value-type="date" office:date-value="2019-01-04T11:11:10" calcext:value-type="date">
            <text:p>04/01/19 11: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5" calcext:value-type="float">
            <text:p>121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5T10:10:10" calcext:value-type="date">
            <text:p>05/01/19 10:10</text:p>
          </table:table-cell>
          <table:table-cell office:value-type="date" office:date-value="2019-01-05T11:11:10" calcext:value-type="date">
            <text:p>05/01/19 11: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6" calcext:value-type="float">
            <text:p>121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6T10:10:10" calcext:value-type="date">
            <text:p>06/01/19 10:10</text:p>
          </table:table-cell>
          <table:table-cell office:value-type="date" office:date-value="2019-01-06T11:11:10" calcext:value-type="date">
            <text:p>06/01/19 11: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7" calcext:value-type="float">
            <text:p>121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7T10:10:10" calcext:value-type="date">
            <text:p>07/01/19 10:10</text:p>
          </table:table-cell>
          <table:table-cell office:value-type="date" office:date-value="2019-01-07T11:11:10" calcext:value-type="date">
            <text:p>07/01/19 11: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8" calcext:value-type="float">
            <text:p>12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8T10:10:10" calcext:value-type="date">
            <text:p>08/01/19 10:10</text:p>
          </table:table-cell>
          <table:table-cell office:value-type="date" office:date-value="2019-01-08T11:11:10" calcext:value-type="date">
            <text:p>08/01/19 11: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9" calcext:value-type="float">
            <text:p>121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9T10:10:10" calcext:value-type="date">
            <text:p>09/01/19 10:10</text:p>
          </table:table-cell>
          <table:table-cell office:value-type="date" office:date-value="2019-01-09T11:11:10" calcext:value-type="date">
            <text:p>09/01/19 11: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0" calcext:value-type="float">
            <text:p>121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0T10:10:10" calcext:value-type="date">
            <text:p>10/01/19 10:10</text:p>
          </table:table-cell>
          <table:table-cell office:value-type="date" office:date-value="2019-01-10T11:11:10" calcext:value-type="date">
            <text:p>10/01/19 11: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1" calcext:value-type="float">
            <text:p>121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1T10:10:10" calcext:value-type="date">
            <text:p>11/01/19 10:10</text:p>
          </table:table-cell>
          <table:table-cell office:value-type="date" office:date-value="2019-01-11T11:11:10" calcext:value-type="date">
            <text:p>11/01/19 11: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2" calcext:value-type="float">
            <text:p>121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2T10:10:10" calcext:value-type="date">
            <text:p>12/01/19 10:10</text:p>
          </table:table-cell>
          <table:table-cell office:value-type="date" office:date-value="2019-01-12T11:11:10" calcext:value-type="date">
            <text:p>12/01/19 11: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3" calcext:value-type="float">
            <text:p>1213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3T10:10:10" calcext:value-type="date">
            <text:p>13/01/19 10:10</text:p>
          </table:table-cell>
          <table:table-cell office:value-type="date" office:date-value="2019-01-13T11:11:10" calcext:value-type="date">
            <text:p>13/01/19 11: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4" calcext:value-type="float">
            <text:p>121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4T10:10:10" calcext:value-type="date">
            <text:p>14/01/19 10:10</text:p>
          </table:table-cell>
          <table:table-cell office:value-type="date" office:date-value="2019-01-14T11:11:10" calcext:value-type="date">
            <text:p>14/01/19 11: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5" calcext:value-type="float">
            <text:p>121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5T10:10:10" calcext:value-type="date">
            <text:p>15/01/19 10:10</text:p>
          </table:table-cell>
          <table:table-cell office:value-type="date" office:date-value="2019-01-15T11:11:10" calcext:value-type="date">
            <text:p>15/01/19 11:1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6" calcext:value-type="float">
            <text:p>121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6T10:10:10" calcext:value-type="date">
            <text:p>16/01/19 10:10</text:p>
          </table:table-cell>
          <table:table-cell office:value-type="date" office:date-value="2019-01-16T11:11:10" calcext:value-type="date">
            <text:p>16/01/19 11:1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7" calcext:value-type="float">
            <text:p>1213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7T10:10:10" calcext:value-type="date">
            <text:p>17/01/19 10:10</text:p>
          </table:table-cell>
          <table:table-cell office:value-type="date" office:date-value="2019-01-17T11:11:10" calcext:value-type="date">
            <text:p>17/01/19 11: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8" calcext:value-type="float">
            <text:p>121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8T10:10:10" calcext:value-type="date">
            <text:p>18/01/19 10:10</text:p>
          </table:table-cell>
          <table:table-cell office:value-type="date" office:date-value="2019-01-18T11:11:10" calcext:value-type="date">
            <text:p>18/01/19 11:1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9" calcext:value-type="float">
            <text:p>1213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9T10:10:10" calcext:value-type="date">
            <text:p>19/01/19 10:10</text:p>
          </table:table-cell>
          <table:table-cell office:value-type="date" office:date-value="2019-01-19T11:11:10" calcext:value-type="date">
            <text:p>19/01/19 11:1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20T10:10:10" calcext:value-type="date">
            <text:p>20/01/19 10:10</text:p>
          </table:table-cell>
          <table:table-cell office:value-type="date" office:date-value="2019-01-20T11:11:10" calcext:value-type="date">
            <text:p>20/01/19 11:1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1" calcext:value-type="float">
            <text:p>1214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21T10:10:10" calcext:value-type="date">
            <text:p>21/01/19 10:10</text:p>
          </table:table-cell>
          <table:table-cell office:value-type="date" office:date-value="2019-01-21T11:11:10" calcext:value-type="date">
            <text:p>21/01/19 11: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2" calcext:value-type="float">
            <text:p>1214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22T10:10:10" calcext:value-type="date">
            <text:p>22/01/19 10:10</text:p>
          </table:table-cell>
          <table:table-cell office:value-type="date" office:date-value="2019-01-22T11:11:10" calcext:value-type="date">
            <text:p>22/01/19 11:1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3" calcext:value-type="float">
            <text:p>1214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23T10:10:10" calcext:value-type="date">
            <text:p>23/01/19 10:10</text:p>
          </table:table-cell>
          <table:table-cell office:value-type="date" office:date-value="2019-01-23T11:11:10" calcext:value-type="date">
            <text:p>23/01/19 11:1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4" calcext:value-type="float">
            <text:p>121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24T10:10:10" calcext:value-type="date">
            <text:p>24/01/19 10:10</text:p>
          </table:table-cell>
          <table:table-cell office:value-type="date" office:date-value="2019-01-24T11:11:10" calcext:value-type="date">
            <text:p>24/01/19 11:1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5" calcext:value-type="float">
            <text:p>121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9-01-25T10:10:10" calcext:value-type="date">
            <text:p>25/01/19 10:10</text:p>
          </table:table-cell>
          <table:table-cell office:value-type="date" office:date-value="2019-01-25T11:11:10" calcext:value-type="date">
            <text:p>25/01/19 11:1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6" calcext:value-type="float">
            <text:p>121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26T10:10:10" calcext:value-type="date">
            <text:p>26/01/19 10:10</text:p>
          </table:table-cell>
          <table:table-cell office:value-type="date" office:date-value="2019-01-26T11:11:10" calcext:value-type="date">
            <text:p>26/01/19 11: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7" calcext:value-type="float">
            <text:p>121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27T10:10:10" calcext:value-type="date">
            <text:p>27/01/19 10:10</text:p>
          </table:table-cell>
          <table:table-cell office:value-type="date" office:date-value="2019-01-27T11:11:10" calcext:value-type="date">
            <text:p>27/01/19 11:1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8" calcext:value-type="float">
            <text:p>121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28T10:10:10" calcext:value-type="date">
            <text:p>28/01/19 10:10</text:p>
          </table:table-cell>
          <table:table-cell office:value-type="date" office:date-value="2019-01-28T11:11:10" calcext:value-type="date">
            <text:p>28/01/19 11:1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9" calcext:value-type="float">
            <text:p>121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29T10:10:10" calcext:value-type="date">
            <text:p>29/01/19 10:10</text:p>
          </table:table-cell>
          <table:table-cell office:value-type="date" office:date-value="2019-01-29T11:11:10" calcext:value-type="date">
            <text:p>29/01/19 11:1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0" calcext:value-type="float">
            <text:p>121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30T10:10:10" calcext:value-type="date">
            <text:p>30/01/19 10:10</text:p>
          </table:table-cell>
          <table:table-cell office:value-type="date" office:date-value="2019-01-30T11:11:10" calcext:value-type="date">
            <text:p>30/01/19 11:1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1" calcext:value-type="float">
            <text:p>1215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31T10:10:10" calcext:value-type="date">
            <text:p>31/01/19 10:10</text:p>
          </table:table-cell>
          <table:table-cell office:value-type="date" office:date-value="2019-01-31T11:11:10" calcext:value-type="date">
            <text:p>31/01/19 11: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01T10:10:10" calcext:value-type="date">
            <text:p>01/02/19 10:10</text:p>
          </table:table-cell>
          <table:table-cell office:value-type="date" office:date-value="2019-02-01T11:11:10" calcext:value-type="date">
            <text:p>01/02/19 11: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3" calcext:value-type="float">
            <text:p>1215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02T10:10:10" calcext:value-type="date">
            <text:p>02/02/19 10:10</text:p>
          </table:table-cell>
          <table:table-cell office:value-type="date" office:date-value="2019-02-02T11:11:10" calcext:value-type="date">
            <text:p>02/02/19 11: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03T10:10:10" calcext:value-type="date">
            <text:p>03/02/19 10:10</text:p>
          </table:table-cell>
          <table:table-cell office:value-type="date" office:date-value="2019-02-03T11:11:10" calcext:value-type="date">
            <text:p>03/02/19 11:1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5" calcext:value-type="float">
            <text:p>1215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04T10:10:10" calcext:value-type="date">
            <text:p>04/02/19 10:10</text:p>
          </table:table-cell>
          <table:table-cell office:value-type="date" office:date-value="2019-02-04T11:11:10" calcext:value-type="date">
            <text:p>04/02/19 11:1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6" calcext:value-type="float">
            <text:p>121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05T10:10:10" calcext:value-type="date">
            <text:p>05/02/19 10:10</text:p>
          </table:table-cell>
          <table:table-cell office:value-type="date" office:date-value="2019-02-05T11:11:10" calcext:value-type="date">
            <text:p>05/02/19 11: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7" calcext:value-type="float">
            <text:p>1215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06T10:10:10" calcext:value-type="date">
            <text:p>06/02/19 10:10</text:p>
          </table:table-cell>
          <table:table-cell office:value-type="date" office:date-value="2019-02-06T11:11:10" calcext:value-type="date">
            <text:p>06/02/19 11:1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8" calcext:value-type="float">
            <text:p>1215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07T10:10:10" calcext:value-type="date">
            <text:p>07/02/19 10:10</text:p>
          </table:table-cell>
          <table:table-cell office:value-type="date" office:date-value="2019-02-07T11:11:10" calcext:value-type="date">
            <text:p>07/02/19 11:1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08T10:10:10" calcext:value-type="date">
            <text:p>08/02/19 10:10</text:p>
          </table:table-cell>
          <table:table-cell office:value-type="date" office:date-value="2019-02-08T11:11:10" calcext:value-type="date">
            <text:p>08/02/19 11:1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09T10:10:10" calcext:value-type="date">
            <text:p>09/02/19 10:10</text:p>
          </table:table-cell>
          <table:table-cell office:value-type="date" office:date-value="2019-02-09T11:11:10" calcext:value-type="date">
            <text:p>09/02/19 11: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1" calcext:value-type="float">
            <text:p>1216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0T10:10:10" calcext:value-type="date">
            <text:p>10/02/19 10:10</text:p>
          </table:table-cell>
          <table:table-cell office:value-type="date" office:date-value="2019-02-10T11:11:10" calcext:value-type="date">
            <text:p>10/02/19 11: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2" calcext:value-type="float">
            <text:p>1216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1T10:10:10" calcext:value-type="date">
            <text:p>11/02/19 10:10</text:p>
          </table:table-cell>
          <table:table-cell office:value-type="date" office:date-value="2019-02-11T11:11:10" calcext:value-type="date">
            <text:p>11/02/19 11: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3" calcext:value-type="float">
            <text:p>1216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2T10:10:10" calcext:value-type="date">
            <text:p>12/02/19 10:10</text:p>
          </table:table-cell>
          <table:table-cell office:value-type="date" office:date-value="2019-02-12T11:11:10" calcext:value-type="date">
            <text:p>12/02/19 11: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4" calcext:value-type="float">
            <text:p>1216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3T10:10:10" calcext:value-type="date">
            <text:p>13/02/19 10:10</text:p>
          </table:table-cell>
          <table:table-cell office:value-type="date" office:date-value="2019-02-13T11:11:10" calcext:value-type="date">
            <text:p>13/02/19 11: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5" calcext:value-type="float">
            <text:p>1216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4T10:10:10" calcext:value-type="date">
            <text:p>14/02/19 10:10</text:p>
          </table:table-cell>
          <table:table-cell office:value-type="date" office:date-value="2019-02-14T11:11:10" calcext:value-type="date">
            <text:p>14/02/19 11: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6" calcext:value-type="float">
            <text:p>1216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5T10:10:10" calcext:value-type="date">
            <text:p>15/02/19 10:10</text:p>
          </table:table-cell>
          <table:table-cell office:value-type="date" office:date-value="2019-02-15T11:11:10" calcext:value-type="date">
            <text:p>15/02/19 11: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7" calcext:value-type="float">
            <text:p>1216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6T10:10:10" calcext:value-type="date">
            <text:p>16/02/19 10:10</text:p>
          </table:table-cell>
          <table:table-cell office:value-type="date" office:date-value="2019-02-16T11:11:10" calcext:value-type="date">
            <text:p>16/02/19 11: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8" calcext:value-type="float">
            <text:p>1216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7T10:10:10" calcext:value-type="date">
            <text:p>17/02/19 10:10</text:p>
          </table:table-cell>
          <table:table-cell office:value-type="date" office:date-value="2019-02-17T11:11:10" calcext:value-type="date">
            <text:p>17/02/19 11: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9" calcext:value-type="float">
            <text:p>1216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8T10:10:10" calcext:value-type="date">
            <text:p>18/02/19 10:10</text:p>
          </table:table-cell>
          <table:table-cell office:value-type="date" office:date-value="2019-02-18T11:11:10" calcext:value-type="date">
            <text:p>18/02/19 11: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0" calcext:value-type="float">
            <text:p>1217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9T10:10:10" calcext:value-type="date">
            <text:p>19/02/19 10:10</text:p>
          </table:table-cell>
          <table:table-cell office:value-type="date" office:date-value="2019-02-19T11:11:10" calcext:value-type="date">
            <text:p>19/02/19 11: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1" calcext:value-type="float">
            <text:p>1217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20T10:10:10" calcext:value-type="date">
            <text:p>20/02/19 10:10</text:p>
          </table:table-cell>
          <table:table-cell office:value-type="date" office:date-value="2019-02-20T11:11:10" calcext:value-type="date">
            <text:p>20/02/19 11: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2" calcext:value-type="float">
            <text:p>1217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21T10:10:10" calcext:value-type="date">
            <text:p>21/02/19 10:10</text:p>
          </table:table-cell>
          <table:table-cell office:value-type="date" office:date-value="2019-02-21T11:11:10" calcext:value-type="date">
            <text:p>21/02/19 11: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3" calcext:value-type="float">
            <text:p>1217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22T10:10:10" calcext:value-type="date">
            <text:p>22/02/19 10:10</text:p>
          </table:table-cell>
          <table:table-cell office:value-type="date" office:date-value="2019-02-22T11:11:10" calcext:value-type="date">
            <text:p>22/02/19 11: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4" calcext:value-type="float">
            <text:p>121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23T10:10:10" calcext:value-type="date">
            <text:p>23/02/19 10:10</text:p>
          </table:table-cell>
          <table:table-cell office:value-type="date" office:date-value="2019-02-23T11:11:10" calcext:value-type="date">
            <text:p>23/02/19 11: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5" calcext:value-type="float">
            <text:p>1217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24T10:10:10" calcext:value-type="date">
            <text:p>24/02/19 10:10</text:p>
          </table:table-cell>
          <table:table-cell office:value-type="date" office:date-value="2019-02-24T11:11:10" calcext:value-type="date">
            <text:p>24/02/19 11: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6" calcext:value-type="float">
            <text:p>1217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25T10:10:10" calcext:value-type="date">
            <text:p>25/02/19 10:10</text:p>
          </table:table-cell>
          <table:table-cell office:value-type="date" office:date-value="2019-02-25T11:11:10" calcext:value-type="date">
            <text:p>25/02/19 11: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7" calcext:value-type="float">
            <text:p>1217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26T10:10:10" calcext:value-type="date">
            <text:p>26/02/19 10:10</text:p>
          </table:table-cell>
          <table:table-cell office:value-type="date" office:date-value="2019-02-26T11:11:10" calcext:value-type="date">
            <text:p>26/02/19 11:1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8" calcext:value-type="float">
            <text:p>1217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27T10:10:10" calcext:value-type="date">
            <text:p>27/02/19 10:10</text:p>
          </table:table-cell>
          <table:table-cell office:value-type="date" office:date-value="2019-02-27T11:11:10" calcext:value-type="date">
            <text:p>27/02/19 11:1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9" calcext:value-type="float">
            <text:p>1217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28T10:10:10" calcext:value-type="date">
            <text:p>28/02/19 10:10</text:p>
          </table:table-cell>
          <table:table-cell office:value-type="date" office:date-value="2019-02-28T11:11:10" calcext:value-type="date">
            <text:p>28/02/19 11: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0" calcext:value-type="float">
            <text:p>1218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01T10:10:10" calcext:value-type="date">
            <text:p>01/03/19 10:10</text:p>
          </table:table-cell>
          <table:table-cell office:value-type="date" office:date-value="2019-03-01T11:11:10" calcext:value-type="date">
            <text:p>01/03/19 11:1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1" calcext:value-type="float">
            <text:p>1218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02T10:10:10" calcext:value-type="date">
            <text:p>02/03/19 10:10</text:p>
          </table:table-cell>
          <table:table-cell office:value-type="date" office:date-value="2019-03-02T11:11:10" calcext:value-type="date">
            <text:p>02/03/19 11:1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2" calcext:value-type="float">
            <text:p>1218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03T10:10:10" calcext:value-type="date">
            <text:p>03/03/19 10:10</text:p>
          </table:table-cell>
          <table:table-cell office:value-type="date" office:date-value="2019-03-03T11:11:10" calcext:value-type="date">
            <text:p>03/03/19 11:1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3" calcext:value-type="float">
            <text:p>1218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04T10:10:10" calcext:value-type="date">
            <text:p>04/03/19 10:10</text:p>
          </table:table-cell>
          <table:table-cell office:value-type="date" office:date-value="2019-03-04T11:11:10" calcext:value-type="date">
            <text:p>04/03/19 11: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4" calcext:value-type="float">
            <text:p>1218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05T10:10:10" calcext:value-type="date">
            <text:p>05/03/19 10:10</text:p>
          </table:table-cell>
          <table:table-cell office:value-type="date" office:date-value="2019-03-05T11:11:10" calcext:value-type="date">
            <text:p>05/03/19 11:1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5" calcext:value-type="float">
            <text:p>1218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06T10:10:10" calcext:value-type="date">
            <text:p>06/03/19 10:10</text:p>
          </table:table-cell>
          <table:table-cell office:value-type="date" office:date-value="2019-03-06T11:11:10" calcext:value-type="date">
            <text:p>06/03/19 11:1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6" calcext:value-type="float">
            <text:p>1218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07T10:10:10" calcext:value-type="date">
            <text:p>07/03/19 10:10</text:p>
          </table:table-cell>
          <table:table-cell office:value-type="date" office:date-value="2019-03-07T11:11:10" calcext:value-type="date">
            <text:p>07/03/19 11:1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7" calcext:value-type="float">
            <text:p>1218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08T10:10:10" calcext:value-type="date">
            <text:p>08/03/19 10:10</text:p>
          </table:table-cell>
          <table:table-cell office:value-type="date" office:date-value="2019-03-08T11:11:10" calcext:value-type="date">
            <text:p>08/03/19 11:1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8" calcext:value-type="float">
            <text:p>1218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09T10:10:10" calcext:value-type="date">
            <text:p>09/03/19 10:10</text:p>
          </table:table-cell>
          <table:table-cell office:value-type="date" office:date-value="2019-03-09T11:11:10" calcext:value-type="date">
            <text:p>09/03/19 11: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9" calcext:value-type="float">
            <text:p>1218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0T10:10:10" calcext:value-type="date">
            <text:p>10/03/19 10:10</text:p>
          </table:table-cell>
          <table:table-cell office:value-type="date" office:date-value="2019-03-10T11:11:10" calcext:value-type="date">
            <text:p>10/03/19 11:1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0" calcext:value-type="float">
            <text:p>1219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1T10:10:10" calcext:value-type="date">
            <text:p>11/03/19 10:10</text:p>
          </table:table-cell>
          <table:table-cell office:value-type="date" office:date-value="2019-03-11T11:11:10" calcext:value-type="date">
            <text:p>11/03/19 11:1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1" calcext:value-type="float">
            <text:p>1219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2T10:10:10" calcext:value-type="date">
            <text:p>12/03/19 10:10</text:p>
          </table:table-cell>
          <table:table-cell office:value-type="date" office:date-value="2019-03-12T11:11:10" calcext:value-type="date">
            <text:p>12/03/19 11:1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2" calcext:value-type="float">
            <text:p>1219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3T10:10:10" calcext:value-type="date">
            <text:p>13/03/19 10:10</text:p>
          </table:table-cell>
          <table:table-cell office:value-type="date" office:date-value="2019-03-13T11:11:10" calcext:value-type="date">
            <text:p>13/03/19 11:1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3" calcext:value-type="float">
            <text:p>1219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4T10:10:10" calcext:value-type="date">
            <text:p>14/03/19 10:10</text:p>
          </table:table-cell>
          <table:table-cell office:value-type="date" office:date-value="2019-03-14T11:11:10" calcext:value-type="date">
            <text:p>14/03/19 11: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4" calcext:value-type="float">
            <text:p>1219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5T10:10:10" calcext:value-type="date">
            <text:p>15/03/19 10:10</text:p>
          </table:table-cell>
          <table:table-cell office:value-type="date" office:date-value="2019-03-15T11:11:10" calcext:value-type="date">
            <text:p>15/03/19 11: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5" calcext:value-type="float">
            <text:p>1219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6T10:10:10" calcext:value-type="date">
            <text:p>16/03/19 10:10</text:p>
          </table:table-cell>
          <table:table-cell office:value-type="date" office:date-value="2019-03-16T11:11:10" calcext:value-type="date">
            <text:p>16/03/19 11: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6" calcext:value-type="float">
            <text:p>121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7T10:10:10" calcext:value-type="date">
            <text:p>17/03/19 10:10</text:p>
          </table:table-cell>
          <table:table-cell office:value-type="date" office:date-value="2019-03-17T11:11:10" calcext:value-type="date">
            <text:p>17/03/19 11:1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7" calcext:value-type="float">
            <text:p>1219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8T10:10:10" calcext:value-type="date">
            <text:p>18/03/19 10:10</text:p>
          </table:table-cell>
          <table:table-cell office:value-type="date" office:date-value="2019-03-18T11:11:10" calcext:value-type="date">
            <text:p>18/03/19 11:1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8" calcext:value-type="float">
            <text:p>1219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9T10:10:10" calcext:value-type="date">
            <text:p>19/03/19 10:10</text:p>
          </table:table-cell>
          <table:table-cell office:value-type="date" office:date-value="2019-03-19T11:11:10" calcext:value-type="date">
            <text:p>19/03/19 11: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9" calcext:value-type="float">
            <text:p>1219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0T10:10:10" calcext:value-type="date">
            <text:p>20/03/19 10:10</text:p>
          </table:table-cell>
          <table:table-cell office:value-type="date" office:date-value="2019-03-20T11:11:10" calcext:value-type="date">
            <text:p>20/03/19 11:1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1T10:10:10" calcext:value-type="date">
            <text:p>21/03/19 10:10</text:p>
          </table:table-cell>
          <table:table-cell office:value-type="date" office:date-value="2019-03-21T11:11:10" calcext:value-type="date">
            <text:p>21/03/19 11:1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1" calcext:value-type="float">
            <text:p>122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2T10:10:10" calcext:value-type="date">
            <text:p>22/03/19 10:10</text:p>
          </table:table-cell>
          <table:table-cell office:value-type="date" office:date-value="2019-03-22T11:11:10" calcext:value-type="date">
            <text:p>22/03/19 11:1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2" calcext:value-type="float">
            <text:p>122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3T10:10:10" calcext:value-type="date">
            <text:p>23/03/19 10:10</text:p>
          </table:table-cell>
          <table:table-cell office:value-type="date" office:date-value="2019-03-23T11:11:10" calcext:value-type="date">
            <text:p>23/03/19 11: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3" calcext:value-type="float">
            <text:p>1220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4T10:10:10" calcext:value-type="date">
            <text:p>24/03/19 10:10</text:p>
          </table:table-cell>
          <table:table-cell office:value-type="date" office:date-value="2019-03-24T11:11:10" calcext:value-type="date">
            <text:p>24/03/19 11: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4" calcext:value-type="float">
            <text:p>122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5T10:10:10" calcext:value-type="date">
            <text:p>25/03/19 10:10</text:p>
          </table:table-cell>
          <table:table-cell office:value-type="date" office:date-value="2019-03-25T11:11:10" calcext:value-type="date">
            <text:p>25/03/19 11: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5" calcext:value-type="float">
            <text:p>1220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6T10:10:10" calcext:value-type="date">
            <text:p>26/03/19 10:10</text:p>
          </table:table-cell>
          <table:table-cell office:value-type="date" office:date-value="2019-03-26T11:11:10" calcext:value-type="date">
            <text:p>26/03/19 11: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6" calcext:value-type="float">
            <text:p>1220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7T10:10:10" calcext:value-type="date">
            <text:p>27/03/19 10:10</text:p>
          </table:table-cell>
          <table:table-cell office:value-type="date" office:date-value="2019-03-27T11:11:10" calcext:value-type="date">
            <text:p>27/03/19 11: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7" calcext:value-type="float">
            <text:p>122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8T10:10:10" calcext:value-type="date">
            <text:p>28/03/19 10:10</text:p>
          </table:table-cell>
          <table:table-cell office:value-type="date" office:date-value="2019-03-28T11:11:10" calcext:value-type="date">
            <text:p>28/03/19 11: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8" calcext:value-type="float">
            <text:p>1220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9T10:10:10" calcext:value-type="date">
            <text:p>29/03/19 10:10</text:p>
          </table:table-cell>
          <table:table-cell office:value-type="date" office:date-value="2019-03-29T11:11:10" calcext:value-type="date">
            <text:p>29/03/19 11: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9" calcext:value-type="float">
            <text:p>1220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30T10:10:10" calcext:value-type="date">
            <text:p>30/03/19 10:10</text:p>
          </table:table-cell>
          <table:table-cell office:value-type="date" office:date-value="2019-03-30T11:11:10" calcext:value-type="date">
            <text:p>30/03/19 11: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0" calcext:value-type="float">
            <text:p>122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31T10:10:10" calcext:value-type="date">
            <text:p>31/03/19 10:10</text:p>
          </table:table-cell>
          <table:table-cell office:value-type="date" office:date-value="2019-03-31T11:11:10" calcext:value-type="date">
            <text:p>31/03/19 11: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1" calcext:value-type="float">
            <text:p>122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01T10:10:10" calcext:value-type="date">
            <text:p>01/04/19 10:10</text:p>
          </table:table-cell>
          <table:table-cell office:value-type="date" office:date-value="2019-04-01T11:11:10" calcext:value-type="date">
            <text:p>01/04/19 11: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2" calcext:value-type="float">
            <text:p>122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02T10:10:10" calcext:value-type="date">
            <text:p>02/04/19 10:10</text:p>
          </table:table-cell>
          <table:table-cell office:value-type="date" office:date-value="2019-04-02T11:11:10" calcext:value-type="date">
            <text:p>02/04/19 11: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3" calcext:value-type="float">
            <text:p>122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03T10:10:10" calcext:value-type="date">
            <text:p>03/04/19 10:10</text:p>
          </table:table-cell>
          <table:table-cell office:value-type="date" office:date-value="2019-04-03T11:11:10" calcext:value-type="date">
            <text:p>03/04/19 11: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4" calcext:value-type="float">
            <text:p>122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04T10:10:10" calcext:value-type="date">
            <text:p>04/04/19 10:10</text:p>
          </table:table-cell>
          <table:table-cell office:value-type="date" office:date-value="2019-04-04T11:11:10" calcext:value-type="date">
            <text:p>04/04/19 11: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5" calcext:value-type="float">
            <text:p>122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05T10:10:10" calcext:value-type="date">
            <text:p>05/04/19 10:10</text:p>
          </table:table-cell>
          <table:table-cell office:value-type="date" office:date-value="2019-04-05T11:11:10" calcext:value-type="date">
            <text:p>05/04/19 11: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6" calcext:value-type="float">
            <text:p>122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06T10:10:10" calcext:value-type="date">
            <text:p>06/04/19 10:10</text:p>
          </table:table-cell>
          <table:table-cell office:value-type="date" office:date-value="2019-04-06T11:11:10" calcext:value-type="date">
            <text:p>06/04/19 11: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7" calcext:value-type="float">
            <text:p>122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07T10:10:10" calcext:value-type="date">
            <text:p>07/04/19 10:10</text:p>
          </table:table-cell>
          <table:table-cell office:value-type="date" office:date-value="2019-04-07T11:11:10" calcext:value-type="date">
            <text:p>07/04/19 11: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8" calcext:value-type="float">
            <text:p>122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08T10:10:10" calcext:value-type="date">
            <text:p>08/04/19 10:10</text:p>
          </table:table-cell>
          <table:table-cell office:value-type="date" office:date-value="2019-04-08T11:11:10" calcext:value-type="date">
            <text:p>08/04/19 11: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9" calcext:value-type="float">
            <text:p>122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09T10:10:10" calcext:value-type="date">
            <text:p>09/04/19 10:10</text:p>
          </table:table-cell>
          <table:table-cell office:value-type="date" office:date-value="2019-04-09T11:11:10" calcext:value-type="date">
            <text:p>09/04/19 11:1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0" calcext:value-type="float">
            <text:p>122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0T10:10:10" calcext:value-type="date">
            <text:p>10/04/19 10:10</text:p>
          </table:table-cell>
          <table:table-cell office:value-type="date" office:date-value="2019-04-10T11:11:10" calcext:value-type="date">
            <text:p>10/04/19 11:1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1" calcext:value-type="float">
            <text:p>1222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1T10:10:10" calcext:value-type="date">
            <text:p>11/04/19 10:10</text:p>
          </table:table-cell>
          <table:table-cell office:value-type="date" office:date-value="2019-04-11T11:11:10" calcext:value-type="date">
            <text:p>11/04/19 11: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2" calcext:value-type="float">
            <text:p>1222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2T10:10:10" calcext:value-type="date">
            <text:p>12/04/19 10:10</text:p>
          </table:table-cell>
          <table:table-cell office:value-type="date" office:date-value="2019-04-12T11:11:10" calcext:value-type="date">
            <text:p>12/04/19 11:1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3" calcext:value-type="float">
            <text:p>122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3T10:10:10" calcext:value-type="date">
            <text:p>13/04/19 10:10</text:p>
          </table:table-cell>
          <table:table-cell office:value-type="date" office:date-value="2019-04-13T11:11:10" calcext:value-type="date">
            <text:p>13/04/19 11:1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4T10:10:10" calcext:value-type="date">
            <text:p>14/04/19 10:10</text:p>
          </table:table-cell>
          <table:table-cell office:value-type="date" office:date-value="2019-04-14T11:11:10" calcext:value-type="date">
            <text:p>14/04/19 11:1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5" calcext:value-type="float">
            <text:p>122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5T10:10:10" calcext:value-type="date">
            <text:p>15/04/19 10:10</text:p>
          </table:table-cell>
          <table:table-cell office:value-type="date" office:date-value="2019-04-15T11:11:10" calcext:value-type="date">
            <text:p>15/04/19 11: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6" calcext:value-type="float">
            <text:p>1222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6T10:10:10" calcext:value-type="date">
            <text:p>16/04/19 10:10</text:p>
          </table:table-cell>
          <table:table-cell office:value-type="date" office:date-value="2019-04-16T11:11:10" calcext:value-type="date">
            <text:p>16/04/19 11:1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7T10:10:10" calcext:value-type="date">
            <text:p>17/04/19 10:10</text:p>
          </table:table-cell>
          <table:table-cell office:value-type="date" office:date-value="2019-04-17T11:11:10" calcext:value-type="date">
            <text:p>17/04/19 11:1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8T10:10:10" calcext:value-type="date">
            <text:p>18/04/19 10:10</text:p>
          </table:table-cell>
          <table:table-cell office:value-type="date" office:date-value="2019-04-18T11:11:10" calcext:value-type="date">
            <text:p>18/04/19 11:1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9" calcext:value-type="float">
            <text:p>1222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9T10:10:10" calcext:value-type="date">
            <text:p>19/04/19 10:10</text:p>
          </table:table-cell>
          <table:table-cell office:value-type="date" office:date-value="2019-04-19T11:11:10" calcext:value-type="date">
            <text:p>19/04/19 11:1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0" calcext:value-type="float">
            <text:p>1223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0T10:10:10" calcext:value-type="date">
            <text:p>20/04/19 10:10</text:p>
          </table:table-cell>
          <table:table-cell office:value-type="date" office:date-value="2019-04-20T11:11:10" calcext:value-type="date">
            <text:p>20/04/19 11: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1" calcext:value-type="float">
            <text:p>1223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1T10:10:10" calcext:value-type="date">
            <text:p>21/04/19 10:10</text:p>
          </table:table-cell>
          <table:table-cell office:value-type="date" office:date-value="2019-04-21T11:11:10" calcext:value-type="date">
            <text:p>21/04/19 11:1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2" calcext:value-type="float">
            <text:p>122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2T10:10:10" calcext:value-type="date">
            <text:p>22/04/19 10:10</text:p>
          </table:table-cell>
          <table:table-cell office:value-type="date" office:date-value="2019-04-22T11:11:10" calcext:value-type="date">
            <text:p>22/04/19 11:1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3T10:10:10" calcext:value-type="date">
            <text:p>23/04/19 10:10</text:p>
          </table:table-cell>
          <table:table-cell office:value-type="date" office:date-value="2019-04-23T11:11:10" calcext:value-type="date">
            <text:p>23/04/19 11:1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4T10:10:10" calcext:value-type="date">
            <text:p>24/04/19 10:10</text:p>
          </table:table-cell>
          <table:table-cell office:value-type="date" office:date-value="2019-04-24T11:11:10" calcext:value-type="date">
            <text:p>24/04/19 11:1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5" calcext:value-type="float">
            <text:p>122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5T10:10:10" calcext:value-type="date">
            <text:p>25/04/19 10:10</text:p>
          </table:table-cell>
          <table:table-cell office:value-type="date" office:date-value="2019-04-25T11:11:10" calcext:value-type="date">
            <text:p>25/04/19 11: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6" calcext:value-type="float">
            <text:p>1223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6T10:10:10" calcext:value-type="date">
            <text:p>26/04/19 10:10</text:p>
          </table:table-cell>
          <table:table-cell office:value-type="date" office:date-value="2019-04-26T11:11:10" calcext:value-type="date">
            <text:p>26/04/19 11: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7" calcext:value-type="float">
            <text:p>1223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7T10:10:10" calcext:value-type="date">
            <text:p>27/04/19 10:10</text:p>
          </table:table-cell>
          <table:table-cell office:value-type="date" office:date-value="2019-04-27T11:11:10" calcext:value-type="date">
            <text:p>27/04/19 11: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8" calcext:value-type="float">
            <text:p>1223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8T10:10:10" calcext:value-type="date">
            <text:p>28/04/19 10:10</text:p>
          </table:table-cell>
          <table:table-cell office:value-type="date" office:date-value="2019-04-28T11:11:10" calcext:value-type="date">
            <text:p>28/04/19 11:1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9" calcext:value-type="float">
            <text:p>1223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9T10:10:10" calcext:value-type="date">
            <text:p>29/04/19 10:10</text:p>
          </table:table-cell>
          <table:table-cell office:value-type="date" office:date-value="2019-04-29T11:11:10" calcext:value-type="date">
            <text:p>29/04/19 11:1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0" calcext:value-type="float">
            <text:p>1224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30T10:10:10" calcext:value-type="date">
            <text:p>30/04/19 10:10</text:p>
          </table:table-cell>
          <table:table-cell office:value-type="date" office:date-value="2019-04-30T11:11:10" calcext:value-type="date">
            <text:p>30/04/19 11: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1" calcext:value-type="float">
            <text:p>1224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1T10:10:10" calcext:value-type="date">
            <text:p>01/05/19 10:10</text:p>
          </table:table-cell>
          <table:table-cell office:value-type="date" office:date-value="2019-05-01T11:11:10" calcext:value-type="date">
            <text:p>01/05/19 11:1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2" calcext:value-type="float">
            <text:p>1224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2T10:10:10" calcext:value-type="date">
            <text:p>02/05/19 10:10</text:p>
          </table:table-cell>
          <table:table-cell office:value-type="date" office:date-value="2019-05-02T11:11:10" calcext:value-type="date">
            <text:p>02/05/19 11:1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3" calcext:value-type="float">
            <text:p>1224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3T10:10:10" calcext:value-type="date">
            <text:p>03/05/19 10:10</text:p>
          </table:table-cell>
          <table:table-cell office:value-type="date" office:date-value="2019-05-03T11:11:10" calcext:value-type="date">
            <text:p>03/05/19 11:1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4" calcext:value-type="float">
            <text:p>1224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4T10:10:10" calcext:value-type="date">
            <text:p>04/05/19 10:10</text:p>
          </table:table-cell>
          <table:table-cell office:value-type="date" office:date-value="2019-05-04T11:11:10" calcext:value-type="date">
            <text:p>04/05/19 11: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5" calcext:value-type="float">
            <text:p>1224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5T10:10:10" calcext:value-type="date">
            <text:p>05/05/19 10:10</text:p>
          </table:table-cell>
          <table:table-cell office:value-type="date" office:date-value="2019-05-05T11:11:10" calcext:value-type="date">
            <text:p>05/05/19 11: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6" calcext:value-type="float">
            <text:p>1224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6T10:10:10" calcext:value-type="date">
            <text:p>06/05/19 10:10</text:p>
          </table:table-cell>
          <table:table-cell office:value-type="date" office:date-value="2019-05-06T11:11:10" calcext:value-type="date">
            <text:p>06/05/19 11: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7" calcext:value-type="float">
            <text:p>1224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7T10:10:10" calcext:value-type="date">
            <text:p>07/05/19 10:10</text:p>
          </table:table-cell>
          <table:table-cell office:value-type="date" office:date-value="2019-05-07T11:11:10" calcext:value-type="date">
            <text:p>07/05/19 11: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8" calcext:value-type="float">
            <text:p>1224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8T10:10:10" calcext:value-type="date">
            <text:p>08/05/19 10:10</text:p>
          </table:table-cell>
          <table:table-cell office:value-type="date" office:date-value="2019-05-08T11:11:10" calcext:value-type="date">
            <text:p>08/05/19 11: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9" calcext:value-type="float">
            <text:p>1224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9T10:10:10" calcext:value-type="date">
            <text:p>09/05/19 10:10</text:p>
          </table:table-cell>
          <table:table-cell office:value-type="date" office:date-value="2019-05-09T11:11:10" calcext:value-type="date">
            <text:p>09/05/19 11: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0" calcext:value-type="float">
            <text:p>1225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0T10:10:10" calcext:value-type="date">
            <text:p>10/05/19 10:10</text:p>
          </table:table-cell>
          <table:table-cell office:value-type="date" office:date-value="2019-05-10T11:11:10" calcext:value-type="date">
            <text:p>10/05/19 11: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1" calcext:value-type="float">
            <text:p>1225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1T10:10:10" calcext:value-type="date">
            <text:p>11/05/19 10:10</text:p>
          </table:table-cell>
          <table:table-cell office:value-type="date" office:date-value="2019-05-11T11:11:10" calcext:value-type="date">
            <text:p>11/05/19 11: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2" calcext:value-type="float">
            <text:p>1225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2T10:10:10" calcext:value-type="date">
            <text:p>12/05/19 10:10</text:p>
          </table:table-cell>
          <table:table-cell office:value-type="date" office:date-value="2019-05-12T11:11:10" calcext:value-type="date">
            <text:p>12/05/19 11: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3" calcext:value-type="float">
            <text:p>1225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3T10:10:10" calcext:value-type="date">
            <text:p>13/05/19 10:10</text:p>
          </table:table-cell>
          <table:table-cell office:value-type="date" office:date-value="2019-05-13T11:11:10" calcext:value-type="date">
            <text:p>13/05/19 11: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4" calcext:value-type="float">
            <text:p>1225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4T10:10:10" calcext:value-type="date">
            <text:p>14/05/19 10:10</text:p>
          </table:table-cell>
          <table:table-cell office:value-type="date" office:date-value="2019-05-14T11:11:10" calcext:value-type="date">
            <text:p>14/05/19 11: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5" calcext:value-type="float">
            <text:p>1225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5T10:10:10" calcext:value-type="date">
            <text:p>15/05/19 10:10</text:p>
          </table:table-cell>
          <table:table-cell office:value-type="date" office:date-value="2019-05-15T11:11:10" calcext:value-type="date">
            <text:p>15/05/19 11: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6" calcext:value-type="float">
            <text:p>1225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6T10:10:10" calcext:value-type="date">
            <text:p>16/05/19 10:10</text:p>
          </table:table-cell>
          <table:table-cell office:value-type="date" office:date-value="2019-05-16T11:11:10" calcext:value-type="date">
            <text:p>16/05/19 11: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7" calcext:value-type="float">
            <text:p>1225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7T10:10:10" calcext:value-type="date">
            <text:p>17/05/19 10:10</text:p>
          </table:table-cell>
          <table:table-cell office:value-type="date" office:date-value="2019-05-17T11:11:10" calcext:value-type="date">
            <text:p>17/05/19 11: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8" calcext:value-type="float">
            <text:p>1225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8T10:10:10" calcext:value-type="date">
            <text:p>18/05/19 10:10</text:p>
          </table:table-cell>
          <table:table-cell office:value-type="date" office:date-value="2019-05-18T11:11:10" calcext:value-type="date">
            <text:p>18/05/19 11: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9" calcext:value-type="float">
            <text:p>1225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9T10:10:10" calcext:value-type="date">
            <text:p>19/05/19 10:10</text:p>
          </table:table-cell>
          <table:table-cell office:value-type="date" office:date-value="2019-05-19T11:11:10" calcext:value-type="date">
            <text:p>19/05/19 11: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0" calcext:value-type="float">
            <text:p>1226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0T10:10:10" calcext:value-type="date">
            <text:p>20/05/19 10:10</text:p>
          </table:table-cell>
          <table:table-cell office:value-type="date" office:date-value="2019-05-20T11:11:10" calcext:value-type="date">
            <text:p>20/05/19 11: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1" calcext:value-type="float">
            <text:p>1226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1T10:10:10" calcext:value-type="date">
            <text:p>21/05/19 10:10</text:p>
          </table:table-cell>
          <table:table-cell office:value-type="date" office:date-value="2019-05-21T11:11:10" calcext:value-type="date">
            <text:p>21/05/19 11:1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2" calcext:value-type="float">
            <text:p>1226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2T10:10:10" calcext:value-type="date">
            <text:p>22/05/19 10:10</text:p>
          </table:table-cell>
          <table:table-cell office:value-type="date" office:date-value="2019-05-22T11:11:10" calcext:value-type="date">
            <text:p>22/05/19 11:1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3" calcext:value-type="float">
            <text:p>1226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3T10:10:10" calcext:value-type="date">
            <text:p>23/05/19 10:10</text:p>
          </table:table-cell>
          <table:table-cell office:value-type="date" office:date-value="2019-05-23T11:11:10" calcext:value-type="date">
            <text:p>23/05/19 11: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4" calcext:value-type="float">
            <text:p>1226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4T10:10:10" calcext:value-type="date">
            <text:p>24/05/19 10:10</text:p>
          </table:table-cell>
          <table:table-cell office:value-type="date" office:date-value="2019-05-24T11:11:10" calcext:value-type="date">
            <text:p>24/05/19 11:1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5" calcext:value-type="float">
            <text:p>1226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5T10:10:10" calcext:value-type="date">
            <text:p>25/05/19 10:10</text:p>
          </table:table-cell>
          <table:table-cell office:value-type="date" office:date-value="2019-05-25T11:11:10" calcext:value-type="date">
            <text:p>25/05/19 11:1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6" calcext:value-type="float">
            <text:p>1226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6T10:10:10" calcext:value-type="date">
            <text:p>26/05/19 10:10</text:p>
          </table:table-cell>
          <table:table-cell office:value-type="date" office:date-value="2019-05-26T11:11:10" calcext:value-type="date">
            <text:p>26/05/19 11:1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7" calcext:value-type="float">
            <text:p>1226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7T10:10:10" calcext:value-type="date">
            <text:p>27/05/19 10:10</text:p>
          </table:table-cell>
          <table:table-cell office:value-type="date" office:date-value="2019-05-27T11:11:10" calcext:value-type="date">
            <text:p>27/05/19 11: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8" calcext:value-type="float">
            <text:p>1226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8T10:10:10" calcext:value-type="date">
            <text:p>28/05/19 10:10</text:p>
          </table:table-cell>
          <table:table-cell office:value-type="date" office:date-value="2019-05-28T11:11:10" calcext:value-type="date">
            <text:p>28/05/19 11:1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9" calcext:value-type="float">
            <text:p>1226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9T10:10:10" calcext:value-type="date">
            <text:p>29/05/19 10:10</text:p>
          </table:table-cell>
          <table:table-cell office:value-type="date" office:date-value="2019-05-29T11:11:10" calcext:value-type="date">
            <text:p>29/05/19 11:1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0" calcext:value-type="float">
            <text:p>1227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30T10:10:10" calcext:value-type="date">
            <text:p>30/05/19 10:10</text:p>
          </table:table-cell>
          <table:table-cell office:value-type="date" office:date-value="2019-05-30T11:11:10" calcext:value-type="date">
            <text:p>30/05/19 11:1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1" calcext:value-type="float">
            <text:p>1227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31T10:10:10" calcext:value-type="date">
            <text:p>31/05/19 10:10</text:p>
          </table:table-cell>
          <table:table-cell office:value-type="date" office:date-value="2019-05-31T11:11:10" calcext:value-type="date">
            <text:p>31/05/19 11:1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2" calcext:value-type="float">
            <text:p>1227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01T10:10:10" calcext:value-type="date">
            <text:p>01/06/19 10:10</text:p>
          </table:table-cell>
          <table:table-cell office:value-type="date" office:date-value="2019-06-01T11:11:10" calcext:value-type="date">
            <text:p>01/06/19 11: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3" calcext:value-type="float">
            <text:p>1227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02T10:10:10" calcext:value-type="date">
            <text:p>02/06/19 10:10</text:p>
          </table:table-cell>
          <table:table-cell office:value-type="date" office:date-value="2019-06-02T11:11:10" calcext:value-type="date">
            <text:p>02/06/19 11:1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4" calcext:value-type="float">
            <text:p>122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03T10:10:10" calcext:value-type="date">
            <text:p>03/06/19 10:10</text:p>
          </table:table-cell>
          <table:table-cell office:value-type="date" office:date-value="2019-06-03T11:11:10" calcext:value-type="date">
            <text:p>03/06/19 11:1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5" calcext:value-type="float">
            <text:p>1227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04T10:10:10" calcext:value-type="date">
            <text:p>04/06/19 10:10</text:p>
          </table:table-cell>
          <table:table-cell office:value-type="date" office:date-value="2019-06-04T11:11:10" calcext:value-type="date">
            <text:p>04/06/19 11:1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6" calcext:value-type="float">
            <text:p>1227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05T10:10:10" calcext:value-type="date">
            <text:p>05/06/19 10:10</text:p>
          </table:table-cell>
          <table:table-cell office:value-type="date" office:date-value="2019-06-05T11:11:10" calcext:value-type="date">
            <text:p>05/06/19 11:1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7" calcext:value-type="float">
            <text:p>1227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06T10:10:10" calcext:value-type="date">
            <text:p>06/06/19 10:10</text:p>
          </table:table-cell>
          <table:table-cell office:value-type="date" office:date-value="2019-06-06T11:11:10" calcext:value-type="date">
            <text:p>06/06/19 11: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8" calcext:value-type="float">
            <text:p>1227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07T10:10:10" calcext:value-type="date">
            <text:p>07/06/19 10:10</text:p>
          </table:table-cell>
          <table:table-cell office:value-type="date" office:date-value="2019-06-07T11:11:10" calcext:value-type="date">
            <text:p>07/06/19 11: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9" calcext:value-type="float">
            <text:p>1227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08T10:10:10" calcext:value-type="date">
            <text:p>08/06/19 10:10</text:p>
          </table:table-cell>
          <table:table-cell office:value-type="date" office:date-value="2019-06-08T11:11:10" calcext:value-type="date">
            <text:p>08/06/19 11: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0" calcext:value-type="float">
            <text:p>1228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09T10:10:10" calcext:value-type="date">
            <text:p>09/06/19 10:10</text:p>
          </table:table-cell>
          <table:table-cell office:value-type="date" office:date-value="2019-06-09T11:11:10" calcext:value-type="date">
            <text:p>09/06/19 11:1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1" calcext:value-type="float">
            <text:p>1228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0T10:10:10" calcext:value-type="date">
            <text:p>10/06/19 10:10</text:p>
          </table:table-cell>
          <table:table-cell office:value-type="date" office:date-value="2019-06-10T11:11:10" calcext:value-type="date">
            <text:p>10/06/19 11:1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2" calcext:value-type="float">
            <text:p>1228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1T10:10:10" calcext:value-type="date">
            <text:p>11/06/19 10:10</text:p>
          </table:table-cell>
          <table:table-cell office:value-type="date" office:date-value="2019-06-11T11:11:10" calcext:value-type="date">
            <text:p>11/06/19 11: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3" calcext:value-type="float">
            <text:p>1228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2T10:10:10" calcext:value-type="date">
            <text:p>12/06/19 10:10</text:p>
          </table:table-cell>
          <table:table-cell office:value-type="date" office:date-value="2019-06-12T11:11:10" calcext:value-type="date">
            <text:p>12/06/19 11:1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4" calcext:value-type="float">
            <text:p>1228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3T10:10:10" calcext:value-type="date">
            <text:p>13/06/19 10:10</text:p>
          </table:table-cell>
          <table:table-cell office:value-type="date" office:date-value="2019-06-13T11:11:10" calcext:value-type="date">
            <text:p>13/06/19 11:1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5" calcext:value-type="float">
            <text:p>1228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4T10:10:10" calcext:value-type="date">
            <text:p>14/06/19 10:10</text:p>
          </table:table-cell>
          <table:table-cell office:value-type="date" office:date-value="2019-06-14T11:11:10" calcext:value-type="date">
            <text:p>14/06/19 11:1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6" calcext:value-type="float">
            <text:p>1228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5T10:10:10" calcext:value-type="date">
            <text:p>15/06/19 10:10</text:p>
          </table:table-cell>
          <table:table-cell office:value-type="date" office:date-value="2019-06-15T11:11:10" calcext:value-type="date">
            <text:p>15/06/19 11: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7" calcext:value-type="float">
            <text:p>1228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6T10:10:10" calcext:value-type="date">
            <text:p>16/06/19 10:10</text:p>
          </table:table-cell>
          <table:table-cell office:value-type="date" office:date-value="2019-06-16T11:11:10" calcext:value-type="date">
            <text:p>16/06/19 11: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7T10:10:10" calcext:value-type="date">
            <text:p>17/06/19 10:10</text:p>
          </table:table-cell>
          <table:table-cell office:value-type="date" office:date-value="2019-06-17T11:11:10" calcext:value-type="date">
            <text:p>17/06/19 11: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9" calcext:value-type="float">
            <text:p>1228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8T10:10:10" calcext:value-type="date">
            <text:p>18/06/19 10:10</text:p>
          </table:table-cell>
          <table:table-cell office:value-type="date" office:date-value="2019-06-18T11:11:10" calcext:value-type="date">
            <text:p>18/06/19 11: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0" calcext:value-type="float">
            <text:p>1229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9T10:10:10" calcext:value-type="date">
            <text:p>19/06/19 10:10</text:p>
          </table:table-cell>
          <table:table-cell office:value-type="date" office:date-value="2019-06-19T11:11:10" calcext:value-type="date">
            <text:p>19/06/19 11: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1" calcext:value-type="float">
            <text:p>1229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0T10:10:10" calcext:value-type="date">
            <text:p>20/06/19 10:10</text:p>
          </table:table-cell>
          <table:table-cell office:value-type="date" office:date-value="2019-06-20T11:11:10" calcext:value-type="date">
            <text:p>20/06/19 11: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2" calcext:value-type="float">
            <text:p>1229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1T10:10:10" calcext:value-type="date">
            <text:p>21/06/19 10:10</text:p>
          </table:table-cell>
          <table:table-cell office:value-type="date" office:date-value="2019-06-21T11:11:10" calcext:value-type="date">
            <text:p>21/06/19 11: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3" calcext:value-type="float">
            <text:p>1229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2T10:10:10" calcext:value-type="date">
            <text:p>22/06/19 10:10</text:p>
          </table:table-cell>
          <table:table-cell office:value-type="date" office:date-value="2019-06-22T11:11:10" calcext:value-type="date">
            <text:p>22/06/19 11: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4" calcext:value-type="float">
            <text:p>1229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3T10:10:10" calcext:value-type="date">
            <text:p>23/06/19 10:10</text:p>
          </table:table-cell>
          <table:table-cell office:value-type="date" office:date-value="2019-06-23T11:11:10" calcext:value-type="date">
            <text:p>23/06/19 11: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5" calcext:value-type="float">
            <text:p>1229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4T10:10:10" calcext:value-type="date">
            <text:p>24/06/19 10:10</text:p>
          </table:table-cell>
          <table:table-cell office:value-type="date" office:date-value="2019-06-24T11:11:10" calcext:value-type="date">
            <text:p>24/06/19 11: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6" calcext:value-type="float">
            <text:p>122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5T10:10:10" calcext:value-type="date">
            <text:p>25/06/19 10:10</text:p>
          </table:table-cell>
          <table:table-cell office:value-type="date" office:date-value="2019-06-25T11:11:10" calcext:value-type="date">
            <text:p>25/06/19 11: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7" calcext:value-type="float">
            <text:p>1229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6T10:10:10" calcext:value-type="date">
            <text:p>26/06/19 10:10</text:p>
          </table:table-cell>
          <table:table-cell office:value-type="date" office:date-value="2019-06-26T11:11:10" calcext:value-type="date">
            <text:p>26/06/19 11: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8" calcext:value-type="float">
            <text:p>1229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7T10:10:10" calcext:value-type="date">
            <text:p>27/06/19 10:10</text:p>
          </table:table-cell>
          <table:table-cell office:value-type="date" office:date-value="2019-06-27T11:11:10" calcext:value-type="date">
            <text:p>27/06/19 11: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9" calcext:value-type="float">
            <text:p>1229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8T10:10:10" calcext:value-type="date">
            <text:p>28/06/19 10:10</text:p>
          </table:table-cell>
          <table:table-cell office:value-type="date" office:date-value="2019-06-28T11:11:10" calcext:value-type="date">
            <text:p>28/06/19 11: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9T10:10:10" calcext:value-type="date">
            <text:p>29/06/19 10:10</text:p>
          </table:table-cell>
          <table:table-cell office:value-type="date" office:date-value="2019-06-29T11:11:10" calcext:value-type="date">
            <text:p>29/06/19 11: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1" calcext:value-type="float">
            <text:p>123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30T10:10:10" calcext:value-type="date">
            <text:p>30/06/19 10:10</text:p>
          </table:table-cell>
          <table:table-cell office:value-type="date" office:date-value="2019-06-30T11:11:10" calcext:value-type="date">
            <text:p>30/06/19 11: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2" calcext:value-type="float">
            <text:p>123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01T10:10:10" calcext:value-type="date">
            <text:p>01/07/19 10:10</text:p>
          </table:table-cell>
          <table:table-cell office:value-type="date" office:date-value="2019-07-01T11:11:10" calcext:value-type="date">
            <text:p>01/07/19 11: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3" calcext:value-type="float">
            <text:p>1230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02T10:10:10" calcext:value-type="date">
            <text:p>02/07/19 10:10</text:p>
          </table:table-cell>
          <table:table-cell office:value-type="date" office:date-value="2019-07-02T11:11:10" calcext:value-type="date">
            <text:p>02/07/19 11:1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4" calcext:value-type="float">
            <text:p>123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03T10:10:10" calcext:value-type="date">
            <text:p>03/07/19 10:10</text:p>
          </table:table-cell>
          <table:table-cell office:value-type="date" office:date-value="2019-07-03T11:11:10" calcext:value-type="date">
            <text:p>03/07/19 11:1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5" calcext:value-type="float">
            <text:p>1230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04T10:10:10" calcext:value-type="date">
            <text:p>04/07/19 10:10</text:p>
          </table:table-cell>
          <table:table-cell office:value-type="date" office:date-value="2019-07-04T11:11:10" calcext:value-type="date">
            <text:p>04/07/19 11: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6" calcext:value-type="float">
            <text:p>1230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05T10:10:10" calcext:value-type="date">
            <text:p>05/07/19 10:10</text:p>
          </table:table-cell>
          <table:table-cell office:value-type="date" office:date-value="2019-07-05T11:11:10" calcext:value-type="date">
            <text:p>05/07/19 11:1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7" calcext:value-type="float">
            <text:p>123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06T10:10:10" calcext:value-type="date">
            <text:p>06/07/19 10:10</text:p>
          </table:table-cell>
          <table:table-cell office:value-type="date" office:date-value="2019-07-06T11:11:10" calcext:value-type="date">
            <text:p>06/07/19 11:1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8" calcext:value-type="float">
            <text:p>1230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07T10:10:10" calcext:value-type="date">
            <text:p>07/07/19 10:10</text:p>
          </table:table-cell>
          <table:table-cell office:value-type="date" office:date-value="2019-07-07T11:11:10" calcext:value-type="date">
            <text:p>07/07/19 11:1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9" calcext:value-type="float">
            <text:p>1230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08T10:10:10" calcext:value-type="date">
            <text:p>08/07/19 10:10</text:p>
          </table:table-cell>
          <table:table-cell office:value-type="date" office:date-value="2019-07-08T11:11:10" calcext:value-type="date">
            <text:p>08/07/19 11: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0" calcext:value-type="float">
            <text:p>123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09T10:10:10" calcext:value-type="date">
            <text:p>09/07/19 10:10</text:p>
          </table:table-cell>
          <table:table-cell office:value-type="date" office:date-value="2019-07-09T11:11:10" calcext:value-type="date">
            <text:p>09/07/19 11:1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1" calcext:value-type="float">
            <text:p>123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0T10:10:10" calcext:value-type="date">
            <text:p>10/07/19 10:10</text:p>
          </table:table-cell>
          <table:table-cell office:value-type="date" office:date-value="2019-07-10T11:11:10" calcext:value-type="date">
            <text:p>10/07/19 11:1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2" calcext:value-type="float">
            <text:p>123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1T10:10:10" calcext:value-type="date">
            <text:p>11/07/19 10:10</text:p>
          </table:table-cell>
          <table:table-cell office:value-type="date" office:date-value="2019-07-11T11:11:10" calcext:value-type="date">
            <text:p>11/07/19 11:1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3" calcext:value-type="float">
            <text:p>123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2T10:10:10" calcext:value-type="date">
            <text:p>12/07/19 10:10</text:p>
          </table:table-cell>
          <table:table-cell office:value-type="date" office:date-value="2019-07-12T11:11:10" calcext:value-type="date">
            <text:p>12/07/19 11:1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4" calcext:value-type="float">
            <text:p>123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3T10:10:10" calcext:value-type="date">
            <text:p>13/07/19 10:10</text:p>
          </table:table-cell>
          <table:table-cell office:value-type="date" office:date-value="2019-07-13T11:11:10" calcext:value-type="date">
            <text:p>13/07/19 11: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5" calcext:value-type="float">
            <text:p>123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4T10:10:10" calcext:value-type="date">
            <text:p>14/07/19 10:10</text:p>
          </table:table-cell>
          <table:table-cell office:value-type="date" office:date-value="2019-07-14T11:11:10" calcext:value-type="date">
            <text:p>14/07/19 11:1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6" calcext:value-type="float">
            <text:p>123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5T10:10:10" calcext:value-type="date">
            <text:p>15/07/19 10:10</text:p>
          </table:table-cell>
          <table:table-cell office:value-type="date" office:date-value="2019-07-15T11:11:10" calcext:value-type="date">
            <text:p>15/07/19 11:1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7" calcext:value-type="float">
            <text:p>123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6T10:10:10" calcext:value-type="date">
            <text:p>16/07/19 10:10</text:p>
          </table:table-cell>
          <table:table-cell office:value-type="date" office:date-value="2019-07-16T11:11:10" calcext:value-type="date">
            <text:p>16/07/19 11:1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8" calcext:value-type="float">
            <text:p>123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7T10:10:10" calcext:value-type="date">
            <text:p>17/07/19 10:10</text:p>
          </table:table-cell>
          <table:table-cell office:value-type="date" office:date-value="2019-07-17T11:11:10" calcext:value-type="date">
            <text:p>17/07/19 11:1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9" calcext:value-type="float">
            <text:p>123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8T10:10:10" calcext:value-type="date">
            <text:p>18/07/19 10:10</text:p>
          </table:table-cell>
          <table:table-cell office:value-type="date" office:date-value="2019-07-18T11:11:10" calcext:value-type="date">
            <text:p>18/07/19 11: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0" calcext:value-type="float">
            <text:p>123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9T10:10:10" calcext:value-type="date">
            <text:p>19/07/19 10:10</text:p>
          </table:table-cell>
          <table:table-cell office:value-type="date" office:date-value="2019-07-19T11:11:10" calcext:value-type="date">
            <text:p>19/07/19 11: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1" calcext:value-type="float">
            <text:p>1232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0T10:10:10" calcext:value-type="date">
            <text:p>20/07/19 10:10</text:p>
          </table:table-cell>
          <table:table-cell office:value-type="date" office:date-value="2019-07-20T11:11:10" calcext:value-type="date">
            <text:p>20/07/19 11: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2" calcext:value-type="float">
            <text:p>1232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1T10:10:10" calcext:value-type="date">
            <text:p>21/07/19 10:10</text:p>
          </table:table-cell>
          <table:table-cell office:value-type="date" office:date-value="2019-07-21T11:11:10" calcext:value-type="date">
            <text:p>21/07/19 11:1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3" calcext:value-type="float">
            <text:p>123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2T10:10:10" calcext:value-type="date">
            <text:p>22/07/19 10:10</text:p>
          </table:table-cell>
          <table:table-cell office:value-type="date" office:date-value="2019-07-22T11:11:10" calcext:value-type="date">
            <text:p>22/07/19 11:1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4" calcext:value-type="float">
            <text:p>123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3T10:10:10" calcext:value-type="date">
            <text:p>23/07/19 10:10</text:p>
          </table:table-cell>
          <table:table-cell office:value-type="date" office:date-value="2019-07-23T11:11:10" calcext:value-type="date">
            <text:p>23/07/19 11: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5" calcext:value-type="float">
            <text:p>123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4T10:10:10" calcext:value-type="date">
            <text:p>24/07/19 10:10</text:p>
          </table:table-cell>
          <table:table-cell office:value-type="date" office:date-value="2019-07-24T11:11:10" calcext:value-type="date">
            <text:p>24/07/19 11:1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6" calcext:value-type="float">
            <text:p>1232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5T10:10:10" calcext:value-type="date">
            <text:p>25/07/19 10:10</text:p>
          </table:table-cell>
          <table:table-cell office:value-type="date" office:date-value="2019-07-25T11:11:10" calcext:value-type="date">
            <text:p>25/07/19 11:1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7" calcext:value-type="float">
            <text:p>123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6T10:10:10" calcext:value-type="date">
            <text:p>26/07/19 10:10</text:p>
          </table:table-cell>
          <table:table-cell office:value-type="date" office:date-value="2019-07-26T11:11:10" calcext:value-type="date">
            <text:p>26/07/19 11:1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8" calcext:value-type="float">
            <text:p>123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7T10:10:10" calcext:value-type="date">
            <text:p>27/07/19 10:10</text:p>
          </table:table-cell>
          <table:table-cell office:value-type="date" office:date-value="2019-07-27T11:11:10" calcext:value-type="date">
            <text:p>27/07/19 11: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9" calcext:value-type="float">
            <text:p>1232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8T10:10:10" calcext:value-type="date">
            <text:p>28/07/19 10:10</text:p>
          </table:table-cell>
          <table:table-cell office:value-type="date" office:date-value="2019-07-28T11:11:10" calcext:value-type="date">
            <text:p>28/07/19 11: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0" calcext:value-type="float">
            <text:p>1233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9T10:10:10" calcext:value-type="date">
            <text:p>29/07/19 10:10</text:p>
          </table:table-cell>
          <table:table-cell office:value-type="date" office:date-value="2019-07-29T11:11:10" calcext:value-type="date">
            <text:p>29/07/19 11: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1" calcext:value-type="float">
            <text:p>1233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30T10:10:10" calcext:value-type="date">
            <text:p>30/07/19 10:10</text:p>
          </table:table-cell>
          <table:table-cell office:value-type="date" office:date-value="2019-07-30T11:11:10" calcext:value-type="date">
            <text:p>30/07/19 11: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2" calcext:value-type="float">
            <text:p>123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31T10:10:10" calcext:value-type="date">
            <text:p>31/07/19 10:10</text:p>
          </table:table-cell>
          <table:table-cell office:value-type="date" office:date-value="2019-07-31T11:11:10" calcext:value-type="date">
            <text:p>31/07/19 11: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3" calcext:value-type="float">
            <text:p>1233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01T10:10:10" calcext:value-type="date">
            <text:p>01/08/19 10:10</text:p>
          </table:table-cell>
          <table:table-cell office:value-type="date" office:date-value="2019-08-01T11:11:10" calcext:value-type="date">
            <text:p>01/08/19 11: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4" calcext:value-type="float">
            <text:p>123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02T10:10:10" calcext:value-type="date">
            <text:p>02/08/19 10:10</text:p>
          </table:table-cell>
          <table:table-cell office:value-type="date" office:date-value="2019-08-02T11:11:10" calcext:value-type="date">
            <text:p>02/08/19 11: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5" calcext:value-type="float">
            <text:p>123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03T10:10:10" calcext:value-type="date">
            <text:p>03/08/19 10:10</text:p>
          </table:table-cell>
          <table:table-cell office:value-type="date" office:date-value="2019-08-03T11:11:10" calcext:value-type="date">
            <text:p>03/08/19 11: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6" calcext:value-type="float">
            <text:p>1233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04T10:10:10" calcext:value-type="date">
            <text:p>04/08/19 10:10</text:p>
          </table:table-cell>
          <table:table-cell office:value-type="date" office:date-value="2019-08-04T11:11:10" calcext:value-type="date">
            <text:p>04/08/19 11: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7" calcext:value-type="float">
            <text:p>1233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05T10:10:10" calcext:value-type="date">
            <text:p>05/08/19 10:10</text:p>
          </table:table-cell>
          <table:table-cell office:value-type="date" office:date-value="2019-08-05T11:11:10" calcext:value-type="date">
            <text:p>05/08/19 11: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8" calcext:value-type="float">
            <text:p>1233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06T10:10:10" calcext:value-type="date">
            <text:p>06/08/19 10:10</text:p>
          </table:table-cell>
          <table:table-cell office:value-type="date" office:date-value="2019-08-06T11:11:10" calcext:value-type="date">
            <text:p>06/08/19 11: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9" calcext:value-type="float">
            <text:p>1233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07T10:10:10" calcext:value-type="date">
            <text:p>07/08/19 10:10</text:p>
          </table:table-cell>
          <table:table-cell office:value-type="date" office:date-value="2019-08-07T11:11:10" calcext:value-type="date">
            <text:p>07/08/19 11: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0" calcext:value-type="float">
            <text:p>1234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08T10:10:10" calcext:value-type="date">
            <text:p>08/08/19 10:10</text:p>
          </table:table-cell>
          <table:table-cell office:value-type="date" office:date-value="2019-08-08T11:11:10" calcext:value-type="date">
            <text:p>08/08/19 11: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1" calcext:value-type="float">
            <text:p>1234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09T10:10:10" calcext:value-type="date">
            <text:p>09/08/19 10:10</text:p>
          </table:table-cell>
          <table:table-cell office:value-type="date" office:date-value="2019-08-09T11:11:10" calcext:value-type="date">
            <text:p>09/08/19 11: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2" calcext:value-type="float">
            <text:p>1234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0T10:10:10" calcext:value-type="date">
            <text:p>10/08/19 10:10</text:p>
          </table:table-cell>
          <table:table-cell office:value-type="date" office:date-value="2019-08-10T11:11:10" calcext:value-type="date">
            <text:p>10/08/19 11: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3" calcext:value-type="float">
            <text:p>1234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1T10:10:10" calcext:value-type="date">
            <text:p>11/08/19 10:10</text:p>
          </table:table-cell>
          <table:table-cell office:value-type="date" office:date-value="2019-08-11T11:11:10" calcext:value-type="date">
            <text:p>11/08/19 11: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4" calcext:value-type="float">
            <text:p>1234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2T10:10:10" calcext:value-type="date">
            <text:p>12/08/19 10:10</text:p>
          </table:table-cell>
          <table:table-cell office:value-type="date" office:date-value="2019-08-12T11:11:10" calcext:value-type="date">
            <text:p>12/08/19 11: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3T10:10:10" calcext:value-type="date">
            <text:p>13/08/19 10:10</text:p>
          </table:table-cell>
          <table:table-cell office:value-type="date" office:date-value="2019-08-13T11:11:10" calcext:value-type="date">
            <text:p>13/08/19 11:1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6" calcext:value-type="float">
            <text:p>1234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4T10:10:10" calcext:value-type="date">
            <text:p>14/08/19 10:10</text:p>
          </table:table-cell>
          <table:table-cell office:value-type="date" office:date-value="2019-08-14T11:11:10" calcext:value-type="date">
            <text:p>14/08/19 11:1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7" calcext:value-type="float">
            <text:p>1234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5T10:10:10" calcext:value-type="date">
            <text:p>15/08/19 10:10</text:p>
          </table:table-cell>
          <table:table-cell office:value-type="date" office:date-value="2019-08-15T11:11:10" calcext:value-type="date">
            <text:p>15/08/19 11: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8" calcext:value-type="float">
            <text:p>1234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6T10:10:10" calcext:value-type="date">
            <text:p>16/08/19 10:10</text:p>
          </table:table-cell>
          <table:table-cell office:value-type="date" office:date-value="2019-08-16T11:11:10" calcext:value-type="date">
            <text:p>16/08/19 11:1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9" calcext:value-type="float">
            <text:p>1234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7T10:10:10" calcext:value-type="date">
            <text:p>17/08/19 10:10</text:p>
          </table:table-cell>
          <table:table-cell office:value-type="date" office:date-value="2019-08-17T11:11:10" calcext:value-type="date">
            <text:p>17/08/19 11:1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0" calcext:value-type="float">
            <text:p>1235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8T10:10:10" calcext:value-type="date">
            <text:p>18/08/19 10:10</text:p>
          </table:table-cell>
          <table:table-cell office:value-type="date" office:date-value="2019-08-18T11:11:10" calcext:value-type="date">
            <text:p>18/08/19 11:1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1" calcext:value-type="float">
            <text:p>1235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9T10:10:10" calcext:value-type="date">
            <text:p>19/08/19 10:10</text:p>
          </table:table-cell>
          <table:table-cell office:value-type="date" office:date-value="2019-08-19T11:11:10" calcext:value-type="date">
            <text:p>19/08/19 11: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2" calcext:value-type="float">
            <text:p>1235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0T10:10:10" calcext:value-type="date">
            <text:p>20/08/19 10:10</text:p>
          </table:table-cell>
          <table:table-cell office:value-type="date" office:date-value="2019-08-20T11:11:10" calcext:value-type="date">
            <text:p>20/08/19 11:1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3" calcext:value-type="float">
            <text:p>1235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1T10:10:10" calcext:value-type="date">
            <text:p>21/08/19 10:10</text:p>
          </table:table-cell>
          <table:table-cell office:value-type="date" office:date-value="2019-08-21T11:11:10" calcext:value-type="date">
            <text:p>21/08/19 11:1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4" calcext:value-type="float">
            <text:p>1235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2T10:10:10" calcext:value-type="date">
            <text:p>22/08/19 10:10</text:p>
          </table:table-cell>
          <table:table-cell office:value-type="date" office:date-value="2019-08-22T11:11:10" calcext:value-type="date">
            <text:p>22/08/19 11:1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3T10:10:10" calcext:value-type="date">
            <text:p>23/08/19 10:10</text:p>
          </table:table-cell>
          <table:table-cell office:value-type="date" office:date-value="2019-08-23T11:11:10" calcext:value-type="date">
            <text:p>23/08/19 11:1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6" calcext:value-type="float">
            <text:p>1235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4T10:10:10" calcext:value-type="date">
            <text:p>24/08/19 10:10</text:p>
          </table:table-cell>
          <table:table-cell office:value-type="date" office:date-value="2019-08-24T11:11:10" calcext:value-type="date">
            <text:p>24/08/19 11: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7" calcext:value-type="float">
            <text:p>1235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5T10:10:10" calcext:value-type="date">
            <text:p>25/08/19 10:10</text:p>
          </table:table-cell>
          <table:table-cell office:value-type="date" office:date-value="2019-08-25T11:11:10" calcext:value-type="date">
            <text:p>25/08/19 11:1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8" calcext:value-type="float">
            <text:p>1235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6T10:10:10" calcext:value-type="date">
            <text:p>26/08/19 10:10</text:p>
          </table:table-cell>
          <table:table-cell office:value-type="date" office:date-value="2019-08-26T11:11:10" calcext:value-type="date">
            <text:p>26/08/19 11:1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9" calcext:value-type="float">
            <text:p>1235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7T10:10:10" calcext:value-type="date">
            <text:p>27/08/19 10:10</text:p>
          </table:table-cell>
          <table:table-cell office:value-type="date" office:date-value="2019-08-27T11:11:10" calcext:value-type="date">
            <text:p>27/08/19 11:1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0" calcext:value-type="float">
            <text:p>1236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8T10:10:10" calcext:value-type="date">
            <text:p>28/08/19 10:10</text:p>
          </table:table-cell>
          <table:table-cell office:value-type="date" office:date-value="2019-08-28T11:11:10" calcext:value-type="date">
            <text:p>28/08/19 11:1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1" calcext:value-type="float">
            <text:p>1236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9T10:10:10" calcext:value-type="date">
            <text:p>29/08/19 10:10</text:p>
          </table:table-cell>
          <table:table-cell office:value-type="date" office:date-value="2019-08-29T11:11:10" calcext:value-type="date">
            <text:p>29/08/19 11: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2" calcext:value-type="float">
            <text:p>1236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30T10:10:10" calcext:value-type="date">
            <text:p>30/08/19 10:10</text:p>
          </table:table-cell>
          <table:table-cell office:value-type="date" office:date-value="2019-08-30T11:11:10" calcext:value-type="date">
            <text:p>30/08/19 11: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3" calcext:value-type="float">
            <text:p>1236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31T10:10:10" calcext:value-type="date">
            <text:p>31/08/19 10:10</text:p>
          </table:table-cell>
          <table:table-cell office:value-type="date" office:date-value="2019-08-31T11:11:10" calcext:value-type="date">
            <text:p>31/08/19 11: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4" calcext:value-type="float">
            <text:p>1236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01T10:10:10" calcext:value-type="date">
            <text:p>01/09/19 10:10</text:p>
          </table:table-cell>
          <table:table-cell office:value-type="date" office:date-value="2019-09-01T11:11:10" calcext:value-type="date">
            <text:p>01/09/19 11:1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5" calcext:value-type="float">
            <text:p>1236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02T10:10:10" calcext:value-type="date">
            <text:p>02/09/19 10:10</text:p>
          </table:table-cell>
          <table:table-cell office:value-type="date" office:date-value="2019-09-02T11:11:10" calcext:value-type="date">
            <text:p>02/09/19 11:1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6" calcext:value-type="float">
            <text:p>1236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03T10:10:10" calcext:value-type="date">
            <text:p>03/09/19 10:10</text:p>
          </table:table-cell>
          <table:table-cell office:value-type="date" office:date-value="2019-09-03T11:11:10" calcext:value-type="date">
            <text:p>03/09/19 11: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7" calcext:value-type="float">
            <text:p>1236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04T10:10:10" calcext:value-type="date">
            <text:p>04/09/19 10:10</text:p>
          </table:table-cell>
          <table:table-cell office:value-type="date" office:date-value="2019-09-04T11:11:10" calcext:value-type="date">
            <text:p>04/09/19 11:1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8" calcext:value-type="float">
            <text:p>1236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05T10:10:10" calcext:value-type="date">
            <text:p>05/09/19 10:10</text:p>
          </table:table-cell>
          <table:table-cell office:value-type="date" office:date-value="2019-09-05T11:11:10" calcext:value-type="date">
            <text:p>05/09/19 11:1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9" calcext:value-type="float">
            <text:p>1236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06T10:10:10" calcext:value-type="date">
            <text:p>06/09/19 10:10</text:p>
          </table:table-cell>
          <table:table-cell office:value-type="date" office:date-value="2019-09-06T11:11:10" calcext:value-type="date">
            <text:p>06/09/19 11:1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0" calcext:value-type="float">
            <text:p>1237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07T10:10:10" calcext:value-type="date">
            <text:p>07/09/19 10:10</text:p>
          </table:table-cell>
          <table:table-cell office:value-type="date" office:date-value="2019-09-07T11:11:10" calcext:value-type="date">
            <text:p>07/09/19 11: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1" calcext:value-type="float">
            <text:p>1237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08T10:10:10" calcext:value-type="date">
            <text:p>08/09/19 10:10</text:p>
          </table:table-cell>
          <table:table-cell office:value-type="date" office:date-value="2019-09-08T11:11:10" calcext:value-type="date">
            <text:p>08/09/19 11: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2" calcext:value-type="float">
            <text:p>1237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09T10:10:10" calcext:value-type="date">
            <text:p>09/09/19 10:10</text:p>
          </table:table-cell>
          <table:table-cell office:value-type="date" office:date-value="2019-09-09T11:11:10" calcext:value-type="date">
            <text:p>09/09/19 11: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3" calcext:value-type="float">
            <text:p>1237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0T10:10:10" calcext:value-type="date">
            <text:p>10/09/19 10:10</text:p>
          </table:table-cell>
          <table:table-cell office:value-type="date" office:date-value="2019-09-10T11:11:10" calcext:value-type="date">
            <text:p>10/09/19 11: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4" calcext:value-type="float">
            <text:p>123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1T10:10:10" calcext:value-type="date">
            <text:p>11/09/19 10:10</text:p>
          </table:table-cell>
          <table:table-cell office:value-type="date" office:date-value="2019-09-11T11:11:10" calcext:value-type="date">
            <text:p>11/09/19 11: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5" calcext:value-type="float">
            <text:p>1237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2T10:10:10" calcext:value-type="date">
            <text:p>12/09/19 10:10</text:p>
          </table:table-cell>
          <table:table-cell office:value-type="date" office:date-value="2019-09-12T11:11:10" calcext:value-type="date">
            <text:p>12/09/19 11: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6" calcext:value-type="float">
            <text:p>1237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3T10:10:10" calcext:value-type="date">
            <text:p>13/09/19 10:10</text:p>
          </table:table-cell>
          <table:table-cell office:value-type="date" office:date-value="2019-09-13T11:11:10" calcext:value-type="date">
            <text:p>13/09/19 11: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7" calcext:value-type="float">
            <text:p>1237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4T10:10:10" calcext:value-type="date">
            <text:p>14/09/19 10:10</text:p>
          </table:table-cell>
          <table:table-cell office:value-type="date" office:date-value="2019-09-14T11:11:10" calcext:value-type="date">
            <text:p>14/09/19 11: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8" calcext:value-type="float">
            <text:p>1237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5T10:10:10" calcext:value-type="date">
            <text:p>15/09/19 10:10</text:p>
          </table:table-cell>
          <table:table-cell office:value-type="date" office:date-value="2019-09-15T11:11:10" calcext:value-type="date">
            <text:p>15/09/19 11: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9" calcext:value-type="float">
            <text:p>1237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6T10:10:10" calcext:value-type="date">
            <text:p>16/09/19 10:10</text:p>
          </table:table-cell>
          <table:table-cell office:value-type="date" office:date-value="2019-09-16T11:11:10" calcext:value-type="date">
            <text:p>16/09/19 11: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0" calcext:value-type="float">
            <text:p>1238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7T10:10:10" calcext:value-type="date">
            <text:p>17/09/19 10:10</text:p>
          </table:table-cell>
          <table:table-cell office:value-type="date" office:date-value="2019-09-17T11:11:10" calcext:value-type="date">
            <text:p>17/09/19 11: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1" calcext:value-type="float">
            <text:p>1238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8T10:10:10" calcext:value-type="date">
            <text:p>18/09/19 10:10</text:p>
          </table:table-cell>
          <table:table-cell office:value-type="date" office:date-value="2019-09-18T11:11:10" calcext:value-type="date">
            <text:p>18/09/19 11: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2" calcext:value-type="float">
            <text:p>1238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9T10:10:10" calcext:value-type="date">
            <text:p>19/09/19 10:10</text:p>
          </table:table-cell>
          <table:table-cell office:value-type="date" office:date-value="2019-09-19T11:11:10" calcext:value-type="date">
            <text:p>19/09/19 11: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3" calcext:value-type="float">
            <text:p>1238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20T10:10:10" calcext:value-type="date">
            <text:p>20/09/19 10:10</text:p>
          </table:table-cell>
          <table:table-cell office:value-type="date" office:date-value="2019-09-20T11:11:10" calcext:value-type="date">
            <text:p>20/09/19 11: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4" calcext:value-type="float">
            <text:p>1238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21T10:10:10" calcext:value-type="date">
            <text:p>21/09/19 10:10</text:p>
          </table:table-cell>
          <table:table-cell office:value-type="date" office:date-value="2019-09-21T11:11:10" calcext:value-type="date">
            <text:p>21/09/19 11: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5" calcext:value-type="float">
            <text:p>1238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22T10:10:10" calcext:value-type="date">
            <text:p>22/09/19 10:10</text:p>
          </table:table-cell>
          <table:table-cell office:value-type="date" office:date-value="2019-09-22T11:11:10" calcext:value-type="date">
            <text:p>22/09/19 11: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6" calcext:value-type="float">
            <text:p>1238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23T10:10:10" calcext:value-type="date">
            <text:p>23/09/19 10:10</text:p>
          </table:table-cell>
          <table:table-cell office:value-type="date" office:date-value="2019-09-23T11:11:10" calcext:value-type="date">
            <text:p>23/09/19 11: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7" calcext:value-type="float">
            <text:p>1238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24T10:10:10" calcext:value-type="date">
            <text:p>24/09/19 10:10</text:p>
          </table:table-cell>
          <table:table-cell office:value-type="date" office:date-value="2019-09-24T11:11:10" calcext:value-type="date">
            <text:p>24/09/19 11:1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8" calcext:value-type="float">
            <text:p>1238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25T10:10:10" calcext:value-type="date">
            <text:p>25/09/19 10:10</text:p>
          </table:table-cell>
          <table:table-cell office:value-type="date" office:date-value="2019-09-25T11:11:10" calcext:value-type="date">
            <text:p>25/09/19 11:1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9" calcext:value-type="float">
            <text:p>1238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26T10:10:10" calcext:value-type="date">
            <text:p>26/09/19 10:10</text:p>
          </table:table-cell>
          <table:table-cell office:value-type="date" office:date-value="2019-09-26T11:11:10" calcext:value-type="date">
            <text:p>26/09/19 11: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chnicien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Pa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upo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Nicola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Duche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Ducro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ouri</text:p>
          </table:table-cell>
          <table:table-cell office:value-type="string" calcext:value-type="string">
            <text:p>Poudre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baut</text:p>
          </table:table-cell>
          <table:table-cell office:value-type="string" calcext:value-type="string">
            <text:p>Ro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Veselaj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Karsen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Rochette</text:p>
          </table:table-cell>
        </table:table-row>
      </table:table>
      <table:table table:name="Feuille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6:57:32.758205490</meta:creation-date>
    <dc:date>2019-11-14T17:19:09.515449845</dc:date>
    <meta:editing-duration>PT35S</meta:editing-duration>
    <meta:editing-cycles>1</meta:editing-cycles>
    <meta:document-statistic meta:table-count="6" meta:cell-count="2120" meta:object-count="0"/>
    <meta:generator>LibreOffice/5.2.7.2$Linux_x86 LibreOffice_project/20m0$Build-2</meta:generator>
  </office:meta>
</office:document-meta>
</file>